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frame draw:style-name="gr1" draw:text-style-name="P2" draw:id="id2" draw:layer="layout" svg:width="1.077cm" svg:height="0.39cm" svg:x="3.723cm" svg:y="3.233cm">
            <draw:text-box>
              <text:p text:style-name="P1"><text:span text:style-name="T1">NetCDF</text:span></text:p>
            </draw:text-box>
          </draw:frame>
          <draw:frame draw:style-name="gr1" draw:text-style-name="P2" draw:id="id1" draw:layer="layout" svg:width="1.983cm" svg:height="0.39cm" svg:x="1.615cm" svg:y="1.743cm">
            <draw:text-box>
              <text:p text:style-name="P1"><text:span text:style-name="T1">IOIPSL_Lionel</text:span></text:p>
            </draw:text-box>
          </draw:frame>
          <draw:frame draw:style-name="gr1" draw:text-style-name="P2" draw:id="id3" draw:layer="layout" svg:width="1.399cm" svg:height="0.39cm" svg:x="4.024cm" svg:y="1.743cm">
            <draw:text-box>
              <text:p text:style-name="P1"><text:span text:style-name="T1">NetCDF95</text:span></text:p>
            </draw:text-box>
          </draw:frame>
          <draw:frame draw:style-name="gr1" draw:text-style-name="P2" draw:id="id4" draw:layer="layout" svg:width="1.094cm" svg:height="0.39cm" svg:x="2.515cm" svg:y="0.287cm">
            <draw:text-box>
              <text:p text:style-name="P1"><text:span text:style-name="T1">LMDZE</text:span></text:p>
            </draw:text-box>
          </draw:frame>
          <draw:connector draw:style-name="gr2" draw:text-style-name="P3" draw:layer="layout" draw:type="line" svg:x1="2.606cm" svg:y1="2.133cm" svg:x2="4.261cm" svg:y2="3.233cm" draw:start-shape="id1" draw:start-glue-point="2" draw:end-shape="id2" draw:end-glue-point="0">
            <text:p text:style-name="P1"/>
          </draw:connector>
          <draw:connector draw:style-name="gr2" draw:text-style-name="P3" draw:layer="layout" draw:type="line" svg:x1="4.723cm" svg:y1="2.133cm" svg:x2="4.261cm" svg:y2="3.233cm" draw:start-shape="id3" draw:start-glue-point="2" draw:end-shape="id2" draw:end-glue-point="0">
            <text:p text:style-name="P1"/>
          </draw:connector>
          <draw:connector draw:style-name="gr2" draw:text-style-name="P3" draw:layer="layout" draw:type="line" svg:x1="3.062cm" svg:y1="0.677cm" svg:x2="4.723cm" svg:y2="1.743cm" draw:start-shape="id4" draw:start-glue-point="2" draw:end-shape="id3" draw:end-glue-point="0">
            <text:p text:style-name="P1"/>
          </draw:connector>
          <draw:connector draw:style-name="gr2" draw:text-style-name="P3" draw:layer="layout" draw:type="line" svg:x1="3.062cm" svg:y1="0.677cm" svg:x2="4.261cm" svg:y2="3.233cm" draw:start-shape="id4" draw:start-glue-point="2" draw:end-shape="id2" draw:end-glue-point="0">
            <text:p text:style-name="P1"/>
          </draw:connector>
          <draw:frame draw:style-name="gr1" draw:text-style-name="P2" draw:id="id5" draw:layer="layout" svg:width="2.534cm" svg:height="0.39cm" svg:x="0.215cm" svg:y="3.209cm">
            <draw:text-box>
              <text:p text:style-name="P1"><text:span text:style-name="T1">Numer_Rec_Lionel</text:span></text:p>
            </draw:text-box>
          </draw:frame>
          <draw:connector draw:style-name="gr2" draw:text-style-name="P3" draw:layer="layout" draw:type="line" svg:x1="2.606cm" svg:y1="2.133cm" svg:x2="1.482cm" svg:y2="3.209cm" draw:start-shape="id1" draw:start-glue-point="2" draw:end-shape="id5" draw:end-glue-point="0">
            <text:p text:style-name="P1"/>
          </draw:connector>
          <draw:connector draw:style-name="gr2" draw:text-style-name="P4" draw:layer="layout" draw:type="lines" draw:line-skew="-0.177cm -1.209cm" svg:x1="3.062cm" svg:y1="0.677cm" svg:x2="1.482cm" svg:y2="3.209cm" draw:start-shape="id4" draw:start-glue-point="2" draw:end-shape="id5" draw:end-glue-point="0">
            <text:p text:style-name="P1"/>
          </draw:connector>
          <draw:connector draw:style-name="gr2" draw:text-style-name="P4" draw:layer="layout" draw:type="lines" svg:x1="3.062cm" svg:y1="0.677cm" svg:x2="2.606cm" svg:y2="1.743cm" draw:start-shape="id4" draw:start-glue-point="2" draw:end-shape="id1" draw:end-glue-point="0">
            <text:p text:style-name="P1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8-18T17:05:03</meta:creation-date>
    <dc:date>2008-04-29T12:02:31</dc:date>
    <dc:language>fr-FR</dc:language>
    <meta:editing-cycles>6</meta:editing-cycles>
    <meta:editing-duration>PT12M4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